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98bc" officeooo:paragraph-rsid="000098bc"/>
    </style:style>
    <style:style style:name="P2" style:family="paragraph" style:parent-style-name="Standard">
      <style:text-properties style:font-name="monospace" officeooo:rsid="000098bc" officeooo:paragraph-rsid="000098bc"/>
    </style:style>
    <style:style style:name="P3" style:family="paragraph" style:parent-style-name="Standard">
      <style:text-properties style:font-name="monospace" fo:font-size="12pt" officeooo:rsid="0002d9c7" officeooo:paragraph-rsid="0002d9c7" style:font-size-asian="12pt" style:font-size-complex="12pt"/>
    </style:style>
    <style:style style:name="P4" style:family="paragraph" style:parent-style-name="Standard">
      <style:text-properties style:font-name="Liberation Serif" officeooo:rsid="000098bc" officeooo:paragraph-rsid="000098bc"/>
    </style:style>
    <style:style style:name="P5" style:family="paragraph" style:parent-style-name="Standard">
      <style:text-properties style:font-name="Liberation Serif" fo:font-size="12pt" officeooo:rsid="000098bc" officeooo:paragraph-rsid="000098bc" style:font-size-asian="12pt" style:font-size-complex="12pt"/>
    </style:style>
    <style:style style:name="P6" style:family="paragraph" style:parent-style-name="Standard">
      <style:text-properties style:font-name="Liberation Serif" fo:font-size="12pt" officeooo:rsid="000116e9" officeooo:paragraph-rsid="000116e9" style:font-size-asian="12pt" style:font-size-complex="12pt"/>
    </style:style>
    <style:style style:name="P7" style:family="paragraph" style:parent-style-name="Standard">
      <style:text-properties style:font-name="Liberation Serif" fo:font-size="12pt" officeooo:rsid="0002d9c7" officeooo:paragraph-rsid="0002d9c7" style:font-size-asian="12pt" style:font-size-complex="12pt"/>
    </style:style>
    <style:style style:name="P8" style:family="paragraph" style:parent-style-name="Standard">
      <style:text-properties style:font-name="DejaVu Sans" fo:font-size="11pt" officeooo:rsid="000098bc" officeooo:paragraph-rsid="000098bc" style:font-size-asian="11pt" style:font-size-complex="11pt"/>
    </style:style>
    <style:style style:name="P9" style:family="paragraph" style:parent-style-name="Standard">
      <style:text-properties style:font-name="DejaVu Sans" fo:font-size="11pt" officeooo:rsid="000116e9" officeooo:paragraph-rsid="000116e9" style:font-size-asian="11pt" style:font-size-complex="11pt"/>
    </style:style>
    <style:style style:name="P10" style:family="paragraph" style:parent-style-name="Standard">
      <style:text-properties style:font-name="DejaVu Sans" fo:font-size="11pt" officeooo:rsid="0002dc84" officeooo:paragraph-rsid="0002dc84" style:font-size-asian="11pt" style:font-size-complex="11pt"/>
    </style:style>
    <style:style style:name="P11" style:family="paragraph" style:parent-style-name="Standard">
      <style:text-properties fo:color="#000000" style:font-name="Liberation Serif" fo:font-size="12pt" fo:font-style="normal" officeooo:rsid="0002d9c7" officeooo:paragraph-rsid="0002dc84" fo:background-color="#ffffff" style:font-size-asian="12pt" style:font-style-asian="normal" style:font-size-complex="12pt" style:font-style-complex="normal"/>
    </style:style>
    <style:style style:name="P12" style:family="paragraph" style:parent-style-name="Standard">
      <style:text-properties style:font-name="Liberation Serif" fo:font-size="12pt" officeooo:rsid="00033ced" officeooo:paragraph-rsid="00033ced" style:font-size-asian="12pt" style:font-size-complex="12pt"/>
    </style:style>
    <style:style style:name="P13" style:family="paragraph" style:parent-style-name="Standard">
      <style:text-properties fo:color="#000000" style:font-name="DejaVu Sans" fo:font-size="11pt" fo:font-style="normal" officeooo:rsid="0002d9c7" officeooo:paragraph-rsid="000116e9" fo:background-color="#ffffff" style:font-size-asian="11pt" style:font-style-asian="normal" style:font-size-complex="11pt" style:font-style-complex="normal"/>
    </style:style>
    <style:style style:name="P14" style:family="paragraph" style:parent-style-name="Standard">
      <style:text-properties fo:color="#000000" style:font-name="DejaVu Sans" fo:font-size="11pt" fo:font-style="normal" officeooo:rsid="0002dc84" officeooo:paragraph-rsid="0002dc84" fo:background-color="#ffffff" style:font-size-asian="11pt" style:font-style-asian="normal" style:font-size-complex="11pt" style:font-style-complex="normal"/>
    </style:style>
    <style:style style:name="P15" style:family="paragraph" style:parent-style-name="Standard">
      <style:text-properties fo:color="#000000" style:font-name="monospace" fo:font-size="12pt" fo:font-style="normal" officeooo:rsid="0002d9c7" officeooo:paragraph-rsid="000116e9" fo:background-color="#ffffff" style:font-size-asian="12pt" style:font-style-asian="normal" style:font-size-complex="12pt" style:font-style-complex="normal"/>
    </style:style>
    <style:style style:name="P16" style:family="paragraph" style:parent-style-name="Standard">
      <style:text-properties fo:color="#000000" style:font-name="monospace" fo:font-size="12pt" fo:font-style="normal" officeooo:rsid="0002d9c7" officeooo:paragraph-rsid="0002d9c7" fo:background-color="#ffffff" style:font-size-asian="12pt" style:font-style-asian="normal" style:font-size-complex="12pt" style:font-style-complex="normal"/>
    </style:style>
    <style:style style:name="P17" style:family="paragraph" style:parent-style-name="Standard">
      <style:text-properties fo:color="#000000" style:font-name="Liberation Serif" fo:font-size="12pt" fo:font-style="normal" officeooo:rsid="0002d9c7" officeooo:paragraph-rsid="0002d9c7" fo:background-color="#ffffff" style:font-size-asian="12pt" style:font-style-asian="normal" style:font-size-complex="12pt" style:font-style-complex="normal"/>
    </style:style>
    <style:style style:name="P18" style:family="paragraph" style:parent-style-name="Standard">
      <style:text-properties fo:color="#000000" style:font-name="Liberation Serif" fo:font-size="12pt" fo:font-style="normal" officeooo:rsid="0002dc84" officeooo:paragraph-rsid="0002d9c7" fo:background-color="#ffffff" style:font-size-asian="12pt" style:font-style-asian="normal" style:font-size-complex="12pt" style:font-style-complex="normal"/>
    </style:style>
    <style:style style:name="P19" style:family="paragraph" style:parent-style-name="Standard">
      <style:text-properties fo:color="#000000" style:font-name="Liberation Serif" fo:font-size="12pt" fo:font-style="normal" officeooo:rsid="0002dc84" officeooo:paragraph-rsid="0002dc84" fo:background-color="#ffffff" style:font-size-asian="12pt" style:font-style-asian="normal" style:font-size-complex="12pt" style:font-style-complex="normal"/>
    </style:style>
    <style:style style:name="P20" style:family="paragraph" style:parent-style-name="Standard">
      <style:text-properties fo:color="#000000" style:font-name="DejaVu Sans" fo:font-size="11pt" officeooo:rsid="000aaa80" officeooo:paragraph-rsid="000aaa80" style:font-size-asian="11pt" style:font-size-complex="11pt"/>
    </style:style>
    <style:style style:name="P21" style:family="paragraph" style:parent-style-name="Standard">
      <style:text-properties fo:color="#000000" style:font-name="DejaVu Sans" fo:font-size="11pt" officeooo:rsid="000098bc" officeooo:paragraph-rsid="000098bc" style:font-size-asian="11pt" style:font-size-complex="11pt"/>
    </style:style>
    <style:style style:name="P22" style:family="paragraph" style:parent-style-name="Standard">
      <style:text-properties fo:font-size="15pt" fo:font-weight="bold" officeooo:rsid="000098bc" officeooo:paragraph-rsid="000098bc" style:font-size-asian="15pt" style:font-weight-asian="bold" style:font-size-complex="15pt" style:font-weight-complex="bold"/>
    </style:style>
    <style:style style:name="P23" style:family="paragraph" style:parent-style-name="Standard">
      <style:text-properties style:font-name="Liberation Serif" officeooo:rsid="000aaa80" officeooo:paragraph-rsid="000aaa80"/>
    </style:style>
    <style:style style:name="T1" style:family="text">
      <style:text-properties fo:color="#000000" style:font-name="DejaVu Sans" fo:font-size="11pt" fo:background-color="#ffffff" loext:char-shading-value="0" style:font-size-asian="11pt" style:font-size-complex="11pt"/>
    </style:style>
    <style:style style:name="T2" style:family="text">
      <style:text-properties fo:color="#000000" style:font-name="DejaVu Sans" fo:font-size="11pt" fo:font-style="normal" fo:background-color="#ffffff" loext:char-shading-value="0" style:font-size-asian="11pt" style:font-style-asian="normal" style:font-size-complex="11pt" style:font-style-complex="normal"/>
    </style:style>
    <style:style style:name="T3" style:family="text">
      <style:text-properties fo:color="#000000" style:font-name="DejaVu Sans" fo:font-size="11pt" fo:font-style="normal" fo:font-weight="bold" fo:background-color="#ffffff" loext:char-shading-value="0" style:font-size-asian="11pt" style:font-style-asian="normal" style:font-size-complex="11pt" style:font-style-complex="normal"/>
    </style:style>
    <style:style style:name="T4" style:family="text">
      <style:text-properties fo:color="#000000" style:font-name="DejaVu Sans" fo:font-size="11pt" style:font-size-asian="11pt" style:font-size-complex="11pt"/>
    </style:style>
    <style:style style:name="T5" style:family="text">
      <style:text-properties fo:color="#000000" style:font-name="DejaVu Sans" fo:font-size="11pt" fo:font-weight="bold" fo:background-color="#ffffff" loext:char-shading-value="0" style:font-size-asian="11pt" style:font-size-complex="11pt"/>
    </style:style>
    <style:style style:name="T6" style:family="text">
      <style:text-properties fo:color="#000000" fo:font-style="normal" fo:background-color="#ffffff" loext:char-shading-value="0" style:font-style-asian="normal" style:font-style-complex="normal"/>
    </style:style>
    <style:style style:name="T7" style:family="text">
      <style:text-properties fo:color="#000000" fo:font-style="normal" officeooo:rsid="0002dc84" fo:background-color="#ffffff" loext:char-shading-value="0" style:font-style-asian="normal" style:font-style-complex="normal"/>
    </style:style>
    <style:style style:name="T8" style:family="text">
      <style:text-properties fo:color="#000000" fo:font-style="normal" officeooo:rsid="00043921" fo:background-color="#ffffff" loext:char-shading-value="0" style:font-style-asian="normal" style:font-style-complex="normal"/>
    </style:style>
    <style:style style:name="T9" style:family="text">
      <style:text-properties fo:color="#000000" fo:font-style="normal" officeooo:rsid="00074be3" fo:background-color="#ffffff" loext:char-shading-value="0" style:font-style-asian="normal" style:font-style-complex="normal"/>
    </style:style>
    <style:style style:name="T10" style:family="text">
      <style:text-properties fo:color="#000000" fo:font-style="normal" officeooo:rsid="000aaa80" fo:background-color="#ffffff" loext:char-shading-value="0" style:font-style-asian="normal" style:font-style-complex="normal"/>
    </style:style>
    <style:style style:name="T11" style:family="text">
      <style:text-properties fo:color="#000000" fo:font-style="normal" officeooo:rsid="000aef8e" fo:background-color="#ffffff" loext:char-shading-value="0" style:font-style-asian="normal" style:font-style-complex="normal"/>
    </style:style>
    <style:style style:name="T12" style:family="text">
      <style:text-properties fo:color="#000000" style:font-name="Liberation Serif" fo:font-size="12pt" fo:font-style="normal" fo:background-color="#ffffff" loext:char-shading-value="0" style:font-size-asian="12pt" style:font-style-asian="normal" style:font-size-complex="12pt" style:font-style-complex="normal"/>
    </style:style>
    <style:style style:name="T13" style:family="text">
      <style:text-properties fo:color="#000000" fo:background-color="#ffffff" loext:char-shading-value="0"/>
    </style:style>
    <style:style style:name="T14" style:family="text">
      <style:text-properties fo:color="#54ff54" fo:font-weight="bold" fo:background-color="#ffffff" loext:char-shading-value="0"/>
    </style:style>
    <style:style style:name="T15" style:family="text">
      <style:text-properties officeooo:rsid="000116e9"/>
    </style:style>
    <style:style style:name="T16" style:family="text">
      <style:text-properties officeooo:rsid="0002d9c7"/>
    </style:style>
    <style:style style:name="T17" style:family="text">
      <style:text-properties fo:font-weight="normal" style:font-weight-asian="normal" style:font-weight-complex="normal"/>
    </style:style>
    <style:style style:name="T18" style:family="text">
      <style:text-properties fo:font-weight="normal" officeooo:rsid="0002dc84" style:font-weight-asian="normal" style:font-weight-complex="normal"/>
    </style:style>
    <style:style style:name="T19" style:family="text">
      <style:text-properties officeooo:rsid="0007f1a4"/>
    </style:style>
    <style:style style:name="T20" style:family="text">
      <style:text-properties officeooo:rsid="0008862e"/>
    </style:style>
    <style:style style:name="T21" style:family="text">
      <style:text-properties fo:color="#ce181e" style:font-name="Liberation Serif"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22" style:family="text">
      <style:text-properties officeooo:rsid="000bdd2c"/>
    </style:style>
    <style:style style:name="T23" style:family="text">
      <style:text-properties fo:font-weight="bold" fo:background-color="#ffffff" loext:char-shading-value="0"/>
    </style:style>
    <style:style style:name="T24" style:family="text">
      <style:text-properties fo:font-weight="bold" officeooo:rsid="000bdd2c" fo:background-color="#ffffff" loext:char-shading-value="0"/>
    </style:style>
    <style:style style:name="T25" style:family="text">
      <style:text-properties fo:background-color="#ff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upyterHub Workflow</text:p>
      <text:p text:style-name="P1"/>
      <text:p text:style-name="P1"/>
      <text:p text:style-name="P1">Folgender Ablauf beschreibt die Schritte welche notwendig sind, um einen Kurs inklusive Übun<text:span text:style-name="T19">g</text:span>szettel in JupyterHub einzurichten.</text:p>
      <text:p text:style-name="P1"/>
      <text:p text:style-name="P1"/>
      <text:p text:style-name="P1"/>
      <text:p text:style-name="P1">→ Service für Kurs anlegen</text:p>
      <text:p text:style-name="P1">In Jupyterhub config (/etc/jupyterhub/jupyterhub_config.py) wird ein Service für den Kurs angelegt. Dazu wird folgender Eintrag in das Dictionary “c.JupyterHub.services” eingefügt:</text:p>
      <text:p text:style-name="P2"><text:span text:style-name="T1">{ </text:span><text:span text:style-name="T4"><text:line-break/>       </text:span><text:span text:style-name="T5">'name'</text:span><text:span text:style-name="T1">: </text:span><text:span text:style-name="T5">'course-summercamp2019'</text:span><text:span text:style-name="T1">, </text:span><text:span text:style-name="T4"><text:line-break/>       </text:span><text:span text:style-name="T5">'url'</text:span><text:span text:style-name="T1">: </text:span><text:span text:style-name="T5">'http://127.0.0.1:9002'</text:span><text:span text:style-name="T1">, </text:span><text:span text:style-name="T4"><text:line-break/>       </text:span><text:span text:style-name="T5">'command'</text:span><text:span text:style-name="T1">: [ </text:span><text:span text:style-name="T4"><text:line-break/>           </text:span><text:span text:style-name="T5">'jupyterhub-singleuser'</text:span><text:span text:style-name="T1">, </text:span><text:span text:style-name="T4"><text:line-break/>           </text:span><text:span text:style-name="T5">'--group=grader-test'</text:span><text:span text:style-name="T1">, </text:span><text:span text:style-name="T4"><text:line-break/>           </text:span><text:span text:style-name="T5">'--debug'</text:span><text:span text:style-name="T1">, </text:span><text:span text:style-name="T4"><text:line-break/>       ], <text:line-break/>       </text:span><text:span text:style-name="T5">'user'</text:span><text:span text:style-name="T1">: </text:span><text:span text:style-name="T5">'jupyter'</text:span><text:span text:style-name="T1">, </text:span><text:span text:style-name="T4"><text:line-break/>       </text:span><text:span text:style-name="T5">'cwd'</text:span><text:span text:style-name="T1">: </text:span><text:span text:style-name="T5">'/home/jupyter/instructor-workspaces/summercamp2019'</text:span><text:span text:style-name="T1"> </text:span><text:span text:style-name="T4"><text:line-break/>   }</text:span><text:line-break/></text:p>
      <text:p text:style-name="P23">Als “group” <text:span text:style-name="T22">kann ein bereits bestehender Eintrag des Dictionaries “c.JupyterHub.load_groups” gewählt werden, oder aber ein neuer Eintrag nach folgendem Schema angelegt werden:</text:span></text:p>
      <text:p text:style-name="P20"><text:span text:style-name="T23">'grader-test'</text:span><text:span text:style-name="T25">: [ </text:span><text:line-break/>       <text:span text:style-name="T23">'</text:span><text:span text:style-name="T24">&lt;instructor1&gt;</text:span><text:span text:style-name="T23">’, ‘</text:span><text:span text:style-name="T24">&lt;instructor2&gt;’</text:span><text:line-break/>   ],<text:line-break/></text:p>
      <text:p text:style-name="P21"/>
      <text:p text:style-name="P4">→ Falls der angegebene Ordner (/home/jupyter/instructor-workspaces/summercamp2019) nicht existiert, so muss dieser angelegt werden. Wichtig dabei ist, dass der Unix user “jupyter” Zugriffsrechte auf diesen Ordner hat:</text:p>
      <text:p text:style-name="P4"/>
      <text:p text:style-name="P8">mkdir /home/jupyter/instructor-workspaces/summercamp2019</text:p>
      <text:p text:style-name="P8">chown jupyter:jupyter /home/jupyter/instructor-workspaces/summercamp2019</text:p>
      <text:p text:style-name="P8"/>
      <text:p text:style-name="P8"/>
      <text:p text:style-name="P8"/>
      <text:p text:style-name="P5">→ <text:span text:style-name="T15">Starten Sie nun JupyterHub neu um die Änderungen zu übernehmen:</text:span></text:p>
      <text:p text:style-name="P9">systemctl restart jupyterhub.service</text:p>
      <text:p text:style-name="P9"/>
      <text:p text:style-name="P9"/>
      <text:p text:style-name="P9"/>
      <text:p text:style-name="P6">→ Navigieren Sie nun in Ihrem Browser in Ihr zuvor angelegtes service:</text:p>
      <text:p text:style-name="P9"><text:a xlink:type="simple" xlink:href="https://mars.mci4me.at:8000/services/course-summercamp2019" text:style-name="Internet_20_link" text:visited-style-name="Visited_20_Internet_20_Link">https://mars.mci4me.at:8000/services/course-summercamp2019</text:a></text:p>
      <text:p text:style-name="P9"/>
      <text:p text:style-name="P9"/>
      <text:p text:style-name="P9"/>
      <text:p text:style-name="P6">→ Öffnen Sie in Ihrem Service ein neues Python3 Notebook und fügen Sie folgendes ein:</text:p>
      <text:p text:style-name="P6"/>
      <text:p text:style-name="P6"><text:soft-page-break/>Zelle 1:</text:p>
      <text:p text:style-name="P9">%%bash</text:p>
      <text:p text:style-name="P9">rm -rf /srv/nbgrader/exchange/WS2019/JG2018/summercamp2019</text:p>
      <text:p text:style-name="P9">mkdir /srv/nbgrader/exchange/WS2019/JG2018/summercamp2019</text:p>
      <text:p text:style-name="P9">chmod ugo+rw /srv/nbgrader/exchange/WS2019/JG2018/summercamp2019</text:p>
      <text:p text:style-name="P6"/>
      <text:p text:style-name="P6">Zelle 2:</text:p>
      <text:p text:style-name="P9">%%file nbgrader_config.py</text:p>
      <text:p text:style-name="P9">c = get_config()</text:p>
      <text:p text:style-name="P9">c.Exchange.course_id = "summercamp2019"</text:p>
      <text:p text:style-name="P9">c.Exchange.root = "/srv/nbgrader/exchange/WS2019/JG2018/summercamp2019"</text:p>
      <text:p text:style-name="P9">c.CourseDirectory.root = "/home/jupyter/instructor-workspaces/summercamp2019"</text:p>
      <text:p text:style-name="P9"/>
      <text:p text:style-name="P6">Führen Sie nun beide Zellen aus. Damit sollte eine “nbgrader_config.py” Datei für Ihren Kurs angelegt worden sein, sowie das Exchange Verzeichnis (/srv/nbgrader/exchange/WS2019/JG2018/summercamp2019) mit den entsprechenden Berechtigungen angelegt worden sein.</text:p>
      <text:p text:style-name="P6"/>
      <text:p text:style-name="P6"/>
      <text:p text:style-name="P6"/>
      <text:p text:style-name="P6">→ <text:span text:style-name="T16">Als nächstes muss entschieden werden auf welches Docker Image Ihr Kurs zugreifen soll. Öffnen Sie dazu folgendes File:</text:span></text:p>
      <text:p text:style-name="P13">/home/jupyter/.local/lib/python3.6/site-packages/jupyterhub_course_config.py</text:p>
      <text:p text:style-name="P15"/>
      <text:p text:style-name="P17">Fügen Sie nun folgenden Eintrag in das “coursemapping” Dictionary hinzu:</text:p>
      <text:p text:style-name="P3"><text:span text:style-name="T3">'WS 2019 Programmier Sommercamp DiBSE-B-SC-PR'</text:span><text:span text:style-name="T2">: { <text:line-break/>       </text:span><text:span text:style-name="T3">'volumes'</text:span><text:span text:style-name="T2">: { <text:line-break/>           </text:span><text:span text:style-name="T3">'/srv/nbgrader/exchange/WS2019/JG2018/summercamp2019'</text:span><text:span text:style-name="T2">: </text:span><text:span text:style-name="T3">'/srv/nbgrader/exchange'</text:span><text:span text:style-name="T2">, <text:line-break/>       }, <text:line-break/>       </text:span><text:span text:style-name="T3">'image'</text:span><text:span text:style-name="T2">: </text:span><text:span text:style-name="T3">'mars.mci4me.at:5000/dibse/python_image'</text:span><text:span text:style-name="T2">, <text:line-break/>       </text:span><text:span text:style-name="T3">'default_url'</text:span><text:span text:style-name="T2">: </text:span><text:span text:style-name="T3">'/tree/summercamp2019'</text:span><text:span text:style-name="T2"> <text:line-break/>   },</text:span><text:span text:style-name="T6"><text:line-break/></text:span></text:p>
      <text:p text:style-name="P11">Der Key des Eintrages (<text:span text:style-name="T17">WS 2019 Programmier Sommercamp DiBSE-B-SC-PR) </text:span><text:span text:style-name="T18">setzt sich aus Semester (WS oder SS) +Leerzeichen + Jahr + Leerzeichen + Kursname aus Sakai zusammen und muss EXAKT so eingetragen werden (ansonsten wird das Mapping nicht greifen).</text:span></text:p>
      <text:p text:style-name="P16"/>
      <text:p text:style-name="P17">Beachten Sie dabei, dass der Pfad Ihres Exchange-Volumes exakt mit Ihrem zuvor angelegten Exchange-Verzeichnis übereinstimmt. Als Docker Images können Sie unter anderem folgende wählen:</text:p>
      <text:p text:style-name="P17">python_image, c_image, r_image, cpp_image, java_image, default_image (enthält alle Kernels)</text:p>
      <text:p text:style-name="P7"><text:span text:style-name="T6">Für eine L</text:span><text:span text:style-name="T9">i</text:span><text:span text:style-name="T6">ste aller Images: </text:span><text:span text:style-name="T2">docker image ls</text:span></text:p>
      <text:p text:style-name="P17"/>
      <text:p text:style-name="P17">Die “default_url” weist den Pfad der beim Öffnen des Notebook-Servers angezeigt werden soll. Dieser Ordner sollte bereits in jedem Benutzer-Volume angelegt worden sein (entweder via Shell-Script oder Docker Start-Script). Andernfalls wird dem Benutzer ein 404 Fehler angezeigt.</text:p>
      <text:p text:style-name="P17"/>
      <text:p text:style-name="P17">Starten Sie JupyterHub erneut neu, damit Ihre Änderungen in Kraft treten.</text:p>
      <text:p text:style-name="P17"/>
      <text:p text:style-name="P17"/>
      <text:p text:style-name="P17"><text:soft-page-break/></text:p>
      <text:p text:style-name="P7"><text:span text:style-name="T6">→</text:span><text:span text:style-name="T7">Als nächstes können Sie in Ihrem Sakai Kurs Ihre Übungsaufgaben anlegen. Es wird empfohlen alle Übungsaufgaben für den gesamten Kurs auf einmal anzulegen, damit folgender Schritt nur einmal ausgeführt werden muss.</text:span></text:p>
      <text:p text:style-name="P18"/>
      <text:p text:style-name="P19">Öffnen Sie nun in Ihrem Service ein Terminal <text:span text:style-name="T20">(Wichtig: als ‘jupyter’ user) </text:span>und führen Sie folgende Befehle aus:</text:p>
      <text:p text:style-name="P14">cd ..</text:p>
      <text:p text:style-name="P14">python3 sakai_assignments_synchronizer.py [SAKAI_COURSE_ID] [NBGRADER_COURSE_ID]</text:p>
      <text:p text:style-name="P19"/>
      <text:p text:style-name="P19">Die SAKAI_COURSE_ID finden Sie in der URL Ihres Sakai Kurses:</text:p>
      <text:p text:style-name="P10"><text:span text:style-name="T12">z.B. </text:span><text:a xlink:type="simple" xlink:href="https://sakai-dev.mci.edu/portal/site/Course-ID-SLVA-33059/tool/4ad5c613-9089-471d-8cbe-55fac27fb19f" text:style-name="Internet_20_link" text:visited-style-name="Visited_20_Internet_20_Link">https://sakai-dev.mci.edu/portal/site/</text:a><text:a xlink:type="simple" xlink:href="https://sakai-dev.mci.edu/portal/site/Course-ID-SLVA-33059/tool/4ad5c613-9089-471d-8cbe-55fac27fb19f" text:style-name="Internet_20_link" text:visited-style-name="Visited_20_Internet_20_Link"><text:span text:style-name="T21">Course-ID-SLVA-33059</text:span></text:a><text:a xlink:type="simple" xlink:href="https://sakai-dev.mci.edu/portal/site/Course-ID-SLVA-33059/tool/4ad5c613-9089-471d-8cbe-55fac27fb19f" text:style-name="Internet_20_link" text:visited-style-name="Visited_20_Internet_20_Link"><text:span text:style-name="T12">/tool/4ad5c613-9089-471d-8cbe-55fac27fb19f</text:span></text:a></text:p>
      <text:p text:style-name="P19"/>
      <text:p text:style-name="P19">Die NBGRADER_COURSE_ID ist in unserem Fall “summercamp2019”</text:p>
      <text:p text:style-name="P19"/>
      <text:p text:style-name="P12"><text:span text:style-name="T6">Durch diese Befehle sollten die angelegten Assignments aus Sakai in nbgrader übertragen worden sein </text:span><text:span text:style-name="T10">(/</text:span><text:span text:style-name="T11">home/jupyter/instructor-workspace/&lt;course&gt;/source</text:span><text:span text:style-name="T10">)</text:span><text:span text:style-name="T6">. Wenn Sie die Assignments jetz</text:span><text:span text:style-name="T8">t</text:span><text:span text:style-name="T6"> veröffentlichen, dann sollten diese für d</text:span><text:span text:style-name="T8">ie</text:span><text:span text:style-name="T6"> Studenten sichtbar sein, </text:span><text:span text:style-name="T9">falls jene sich über den entsprechenden Sakai Kurs in JupyterHub einlog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08-27T10:52:39.116199797</dc:date>
    <meta:editing-duration>PT42M10S</meta:editing-duration>
    <meta:editing-cycles>8</meta:editing-cycles>
    <meta:document-statistic meta:table-count="0" meta:image-count="0" meta:object-count="0" meta:page-count="3" meta:paragraph-count="45" meta:word-count="504" meta:character-count="4689" meta:non-whitespace-character-count="4082"/>
  </office:meta>
</office:document-meta>
</file>